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header" style:family="table">
      <style:table-properties style:width="17.018cm" fo:margin-left="-0.016cm" fo:margin-right="0cm" table:align="margins"/>
    </style:style>
    <style:style style:name="header.A" style:family="table-column">
      <style:table-column-properties style:column-width="8.528cm" style:rel-column-width="32842*"/>
    </style:style>
    <style:style style:name="header.B" style:family="table-column">
      <style:table-column-properties style:column-width="8.49cm" style:rel-column-width="32693*"/>
    </style:style>
    <style:style style:name="Table1" style:family="table">
      <style:table-properties style:width="17.036cm" fo:margin-left="-0.037cm" fo:margin-right="0.004cm" fo:break-before="auto" fo:break-after="auto" table:align="margins" fo:keep-with-next="always"/>
    </style:style>
    <style:style style:name="Table1.A" style:family="table-column">
      <style:table-column-properties style:column-width="8.65cm" style:rel-column-width="33276*"/>
    </style:style>
    <style:style style:name="Table1.B" style:family="table-column">
      <style:table-column-properties style:column-width="8.386cm" style:rel-column-width="32259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padding="0.097cm" fo:border-left="0.002cm solid #000000" fo:border-right="0.002cm solid #000000" fo:border-top="none" fo:border-bottom="none"/>
    </style:style>
    <style:style style:name="Table1.A4" style:family="table-cell">
      <style:table-cell-properties fo:padding="0.097cm" fo:border-left="0.002cm solid #000000" fo:border-right="none" fo:border-top="none" fo:border-bottom="none"/>
    </style:style>
    <style:style style:name="Table1.A6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language="ru" fo:country="RU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6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7" style:family="paragraph" style:parent-style-name="Standard">
      <style:paragraph-properties fo:text-align="start" style:justify-single-word="false"/>
      <style:text-properties style:font-name="Arial" fo:language="en" fo:country="US"/>
    </style:style>
    <style:style style:name="P8" style:family="paragraph" style:parent-style-name="Standard">
      <style:paragraph-properties fo:text-align="start" style:justify-single-word="false"/>
      <style:text-properties fo:color="#198a8a" style:font-name="Arial1" fo:font-size="10pt" fo:language="en" fo:country="US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198a8a" style:font-name="Arial1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9pt" fo:language="en" fo:country="US" style:font-size-asian="9pt" style:font-size-complex="9pt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 Rounded MT Bold"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_24_arbitrage">
      <style:text-properties fo:language="en" fo:country="US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кт об оказании услуг № <text:s text:c="11"/><text:span text:style-name="T2">{</text:span>$ssnum<text:span text:style-name="T2">}</text:span></text:p>
      <text:p text:style-name="P5">по Договору об использовании онлайн сервиса «Безопасная сделка»</text:p>
      <text:p text:style-name="P5">№ {$cnum} от {$sbr_begin} г.</text:p>
      <text:p text:style-name="P5"/>
      <text:p text:style-name="P5"/>
      <table:table table:name="header" table:style-name="header">
        <table:table-column table:style-name="header.A"/>
        <table:table-column table:style-name="header.B"/>
        <table:table-row>
          <table:table-cell office:value-type="string">
            <text:p text:style-name="P16">г. Москва</text:p>
          </table:table-cell>
          <table:table-cell office:value-type="string">
            <text:p text:style-name="P17">{$now_date}</text:p>
          </table:table-cell>
        </table:table-row>
      </table:table>
      <text:p text:style-name="P2"/>
      <text:p text:style-name="P2"/>
      <text:p text:style-name="P4">Общество с ограниченной ответственностью «Ваан», в лице генерального директора Тарханова Владимира Олеговича, действующего на основании Устава, с одной стороны, далее именуемое «Общество», и</text:p>
      <text:p text:style-name="P4"/>
      <text:p text:style-name="P4"><text:span text:style-name="T2">{$freelancer_title}</text:span>, далее именуемый «Исполнитель», с другой стороны, далее совместно именуемые «Стороны», а по отдельности «Сторона»,</text:p>
      <text:p text:style-name="P4"/>
      <text:p text:style-name="P4">в соответствии с условиями и во исполнение Договора об использовании онлайн сервиса «Безопасная сделка» № <text:span text:style-name="T2">{$cnum}</text:span> от <text:span text:style-name="T2">{$sbr_begin}</text:span> года, заключенного между Обществом, Исполнителем и <text:span text:style-name="T2">{$employer_title}</text:span> (далее — «Заказчиком»), (далее — «Договор»)</text:p>
      <text:p text:style-name="P4"/>
      <text:p text:style-name="P4">составили настоящий Акт об оказании услуг по Договору о нижеследующем. </text:p>
      <text:p text:style-name="P4"/>
      <text:p text:style-name="P4">Все термины в настоящем Акте используются в том смысле, как они определены в Договоре.</text:p>
      <text:p text:style-name="P4"/>
      <text:p text:style-name="P4">Общество в соответствии с условиями Договора оказало Исполнителю следующие услуги: Общество предоставило Исполнителю информационно-технологические услуги посредством Сайта, а именно: </text:p>
      <text:p text:style-name="P4"/>
      <text:p text:style-name="P4">– Общество обеспечило уведомление Исполнителя через Защищенные страницы <text:span text:style-name="T1">на </text:span>Сайте о том, что:</text:p>
      <text:p text:style-name="P4"/>
      <text:p text:style-name="P4"><text:tab/>– произошло Резервирование денежных средств со стороны Заказчика;</text:p>
      <text:p text:style-name="P4"/>
      <text:p text:style-name="P4"><text:tab/>– Заказчик принял Работу Исполнителя;</text:p>
      <text:p text:style-name="_24_emp_5f_init_5f_arb"/>
      <text:p text:style-name="_24_emp_5f_init_5f_arb"><text:span text:style-name="T2"><text:tab/>– Заказчик </text:span><text:span text:style-name="T1">обратился в арбитраж;</text:span></text:p>
      <text:p text:style-name="P22"/>
      <text:p text:style-name="_24_arbitrage"><text:tab/>– О решении принятом Обществом в рамках выполнения им своих обязанностей в соответствии с п. 9 Договора;</text:p>
      <text:p text:style-name="Standard"/>
      <text:p text:style-name="P4">– Общество предоставило Исполнителю возможность вести переписку с Заказчиком через Защищенные страницы Сайта;</text:p>
      <text:p text:style-name="P4"/>
      <text:p text:style-name="P4">– Общество предоставило Исполнителю возможность оформить свои отношения с Заказчиком по поводу выполнения Работ посредством Сайта через его Защищенные страницы;</text:p>
      <text:p text:style-name="P4"/>
      <text:p text:style-name="P4">– Общество предоставило Исполнителю возможность передать результаты Работы <text:soft-page-break/>посредством Сайта.</text:p>
      <text:p text:style-name="P4"/>
      <text:p text:style-name="P4">Стоимость работы, выполненной Исполнителем для Заказчика, составляет <text:span text:style-name="T2">{$act_sum}.</text:span></text:p>
      <text:p text:style-name="P6">Стоимость услуг Общества составляет {$act_ssum}{$act_ssum_nds}.</text:p>
      <text:p text:style-name="P6">{$ndfl_text}</text:p>
      <text:p text:style-name="P6">{$nds_text}</text:p>
      <text:p text:style-name="P6">К перечислению на счет Исполнителя: {$frl_sum}{$frl_nds}.</text:p>
      <text:p text:style-name="P6"/>
      <text:p text:style-name="P7">{$payout_name}</text:p>
      <text:p text:style-name="P6"/>
      <text:p text:style-name="P6">После получения оплаты Работы Исполнителем, обязательства Сторон по Договору являются выполненными надлежащим образом, финансовых и иных претензий друг к другу Стороны не имеют.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Подписи <text:span text:style-name="T1">и реквизиты </text:span>сторон:</text:p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12">Общество:</text:p>
          </table:table-cell>
          <table:table-cell table:style-name="Table1.B2" office:value-type="string">
            <text:p text:style-name="P12">Исполнитель:</text:p>
          </table:table-cell>
        </table:table-row>
        <table:table-row>
          <table:table-cell table:style-name="Table1.A3" office:value-type="string">
            <text:p text:style-name="P13"><text:span text:style-name="T1">О</text:span>ОО «Ваан»</text:p>
            <text:p text:style-name="P13"/>
            <text:p text:style-name="P13">Юридический адрес: 125040, Москва,</text:p>
            <text:p text:style-name="P13">улица Нижняя, дом 14, корпус 1.</text:p>
            <text:p text:style-name="P13">Почтовый адрес: 129223, Москва, а/я 33.</text:p>
            <text:p text:style-name="P13">ИНН 7805399430/ КПП 771401001</text:p>
            <text:p text:style-name="P13">Расчетный счет: 40702810787880000803</text:p>
            <text:p text:style-name="P13">в Московский филиал ОАО АКБ "РОСБАНК" г. Москва</text:p>
            <text:p text:style-name="P13">Корреспондентский счет: 30101810000000000272</text:p>
            <text:p text:style-name="P13">БИК 044583272</text:p>
            <text:p text:style-name="P13">ОКПО 94626823</text:p>
            <text:p text:style-name="P13">ОГРН 5067847040421</text:p>
            <text:p text:style-name="P13">ОКВЭД 52.61.2.</text:p>
            <text:p text:style-name="P18"/>
            <text:p text:style-name="P19"/>
          </table:table-cell>
          <table:table-cell table:style-name="Table1.B3" office:value-type="string">
            <text:p text:style-name="P14">{$side_b}</text:p>
          </table:table-cell>
        </table:table-row>
        <table:table-row>
          <table:table-cell table:style-name="Table1.A4" office:value-type="string">
            <text:p text:style-name="P15">Генеральный директор: Тарханов В.О.</text:p>
            <text:p text:style-name="P15"/>
          </table:table-cell>
          <table:table-cell table:style-name="Table1.B3" office:value-type="string">
            <text:p text:style-name="P15">{$bossname}</text:p>
          </table:table-cell>
        </table:table-row>
        <table:table-row>
          <table:table-cell table:style-name="Table1.A2" office:value-type="string">
            <text:p text:style-name="P20">________________________</text:p>
            <text:p text:style-name="P20"/>
            <text:p text:style-name="P15">М.П.</text:p>
          </table:table-cell>
          <table:table-cell table:style-name="Table1.B2" office:value-type="string">
            <text:p text:style-name="P21">_________________________</text:p>
          </table:table-cell>
        </table:table-row>
        <table:table-row>
          <table:table-cell table:style-name="Table1.A6" table:number-columns-spanned="2" office:value-type="string">
            <text:p text:style-name="P9">Подписанный вами акт необходимо отправить на один из следующих адресов:</text:p>
            <text:p text:style-name="P8">{$adr_act}</text:p>
            <text:p text:style-name="P9">Обязательно укажите наименование организации-получателя – ООО «Ваан».</text:p>
          </table:table-cell>
          <table:covered-table-cell/>
        </table:table-row>
      </table:table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24_emp_5f_init_5f_arb" style:display-name="$emp_init_arb" style:family="paragraph" style:parent-style-name="Standard" style:class="text">
      <style:paragraph-properties fo:text-align="start" style:justify-single-word="false"/>
      <style:text-properties style:font-name="Arial"/>
    </style:style>
    <style:style style:name="_24_arbitrage" style:display-name="$arbitrage" style:family="paragraph" style:parent-style-name="Standard" style:class="text">
      <style:paragraph-properties fo:text-align="start" style:justify-single-word="false"/>
      <style:text-properties style:font-name="Arial" fo:language="en" fo:country="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_______________________ (Подпись <text:span text:style-name="MT1">Исполнителя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2:46:10.26</meta:creation-date>
    <meta:generator>OpenOffice.org/3.4.1$Win32 OpenOffice.org_project/341m1$Build-9593</meta:generator>
    <dc:date>2013-06-10T14:20:45.13</dc:date>
    <meta:editing-duration>PT5H37M43S</meta:editing-duration>
    <meta:editing-cycles>60</meta:editing-cycles>
    <meta:document-statistic meta:table-count="2" meta:image-count="0" meta:object-count="0" meta:page-count="2" meta:paragraph-count="51" meta:word-count="350" meta:character-count="2849"/>
  </office:meta>
</office:document-meta>
</file>